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33ff"/>
    </style:style>
    <style:style style:name="P2" style:family="paragraph" style:parent-style-name="Standard">
      <style:text-properties fo:color="#009900"/>
    </style:style>
    <style:style style:name="P3" style:family="paragraph" style:parent-style-name="Text_20_body">
      <style:text-properties fo:color="#ffd320"/>
    </style:style>
    <style:style style:name="P4" style:family="paragraph" style:parent-style-name="Text_20_body" style:list-style-name="L1">
      <style:text-properties fo:color="#ffd320"/>
    </style:style>
    <style:style style:name="P5" style:family="paragraph" style:parent-style-name="Text_20_body" style:list-style-name="L2">
      <style:text-properties fo:color="#ffd320"/>
    </style:style>
    <style:style style:name="P6" style:family="paragraph" style:parent-style-name="Text_20_body">
      <style:text-properties fo:color="#3333ff"/>
    </style:style>
    <style:style style:name="P7" style:family="paragraph" style:parent-style-name="Text_20_body" style:list-style-name="L3">
      <style:text-properties fo:color="#3333ff"/>
    </style:style>
    <style:style style:name="P8" style:family="paragraph" style:parent-style-name="Text_20_body" style:list-style-name="L4">
      <style:text-properties fo:color="#3333ff"/>
    </style:style>
    <style:style style:name="P9" style:family="paragraph" style:parent-style-name="Text_20_body">
      <style:text-properties fo:color="#009933"/>
    </style:style>
    <style:style style:name="P10" style:family="paragraph" style:parent-style-name="Text_20_body">
      <style:text-properties fo:color="#009900"/>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color="#0000ff"/>
    </style:style>
    <style:style style:name="P14" style:family="paragraph" style:parent-style-name="Text_20_body" style:list-style-name="L13">
      <style:text-properties fo:color="#0000ff"/>
    </style:style>
    <style:style style:name="P15" style:family="paragraph" style:parent-style-name="Text_20_body" style:list-style-name="L14">
      <style:text-properties fo:color="#0000ff"/>
    </style:style>
    <style:style style:name="P16" style:family="paragraph" style:parent-style-name="Text_20_body" style:list-style-name="L17">
      <style:text-properties fo:color="#0000ff"/>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fo:color="#0000cc"/>
    </style:style>
    <style:style style:name="P20" style:family="paragraph" style:parent-style-name="Text_20_body" style:list-style-name="L10">
      <style:text-properties fo:color="#0000cc"/>
    </style:style>
    <style:style style:name="P21" style:family="paragraph" style:parent-style-name="Text_20_body" style:list-style-name="L11">
      <style:text-properties fo:color="#0000cc"/>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text-properties fo:color="#0066cc"/>
    </style:style>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
      <style:paragraph-properties fo:margin-top="0cm" fo:margin-bottom="0cm"/>
      <style:text-properties fo:color="#ffd320"/>
    </style:style>
    <style:style style:name="P28" style:family="paragraph" style:parent-style-name="Text_20_body" style:list-style-name="L2">
      <style:paragraph-properties fo:margin-top="0cm" fo:margin-bottom="0cm"/>
      <style:text-properties fo:color="#ffd320"/>
    </style:style>
    <style:style style:name="P29" style:family="paragraph" style:parent-style-name="Text_20_body" style:list-style-name="L3">
      <style:paragraph-properties fo:margin-top="0cm" fo:margin-bottom="0cm"/>
      <style:text-properties fo:color="#3333ff"/>
    </style:style>
    <style:style style:name="P30" style:family="paragraph" style:parent-style-name="Text_20_body" style:list-style-name="L4">
      <style:paragraph-properties fo:margin-top="0cm" fo:margin-bottom="0cm"/>
      <style:text-properties fo:color="#3333ff"/>
    </style:style>
    <style:style style:name="P31" style:family="paragraph" style:parent-style-name="Text_20_body" style:list-style-name="L5">
      <style:paragraph-properties fo:margin-top="0cm" fo:margin-bottom="0cm"/>
    </style:style>
    <style:style style:name="P32" style:family="paragraph" style:parent-style-name="Text_20_body" style:list-style-name="L6">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10">
      <style:paragraph-properties fo:margin-top="0cm" fo:margin-bottom="0cm"/>
      <style:text-properties fo:color="#0000cc"/>
    </style:style>
    <style:style style:name="P35" style:family="paragraph" style:parent-style-name="Text_20_body" style:list-style-name="L11">
      <style:paragraph-properties fo:margin-top="0cm" fo:margin-bottom="0cm"/>
      <style:text-properties fo:color="#0000cc"/>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3">
      <style:paragraph-properties fo:margin-top="0cm" fo:margin-bottom="0cm"/>
      <style:text-properties fo:color="#0000ff"/>
    </style:style>
    <style:style style:name="P39" style:family="paragraph" style:parent-style-name="Text_20_body" style:list-style-name="L14">
      <style:paragraph-properties fo:margin-top="0cm" fo:margin-bottom="0cm"/>
      <style:text-properties fo:color="#0000ff"/>
    </style:style>
    <style:style style:name="P40" style:family="paragraph" style:parent-style-name="Text_20_body" style:list-style-name="L17">
      <style:paragraph-properties fo:margin-top="0cm" fo:margin-bottom="0cm"/>
      <style:text-properties fo:color="#0000ff"/>
    </style:style>
    <style:style style:name="P41" style:family="paragraph" style:parent-style-name="Text_20_body" style:list-style-name="L15">
      <style:paragraph-properties fo:margin-top="0cm" fo:margin-bottom="0cm"/>
    </style:style>
    <style:style style:name="P42" style:family="paragraph" style:parent-style-name="Text_20_body" style:list-style-name="L16">
      <style:paragraph-properties fo:margin-top="0cm" fo:margin-bottom="0cm"/>
    </style:style>
    <style:style style:name="T1" style:family="text">
      <style:text-properties fo:color="#009900"/>
    </style:style>
    <style:style style:name="T2" style:family="text">
      <style:text-properties fo:color="#66ff00"/>
    </style:style>
    <style:style style:name="T3" style:family="text">
      <style:text-properties fo:color="#ffd320"/>
    </style:style>
    <style:style style:name="T4" style:family="text">
      <style:text-properties fo:color="#ff950e"/>
    </style:style>
    <style:style style:name="T5" style:family="text">
      <style:text-properties fo:color="#3333ff"/>
    </style:style>
    <style:style style:name="T6" style:family="text">
      <style:text-properties fo:color="#0000ff"/>
    </style:style>
    <style:style style:name="T7" style:family="text">
      <style:text-properties fo:color="#0000cc"/>
    </style:style>
    <style:style style:name="T8" style:family="text">
      <style:text-properties fo:color="#0066ff"/>
    </style:style>
    <style:style style:name="T9" style:family="text">
      <style:text-properties fo:color="#0066cc"/>
    </style:style>
    <style:style style:name="T10" style:family="text">
      <style:text-properties fo:color="#00993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ARIO DETTAGLIO</text:p>
      <text:p text:style-name="Standard"/>
      <text:p text:style-name="Standard"><text:span text:style-name="T1">Tu mi parli di BFS e DFS ma io non li conosco, riusciresti a spiegare questi concetti a un bambino di 6 anni quale sono io? </text:span><text:span text:style-name="T2"><text:line-break/><text:line-break/></text:span><text:span text:style-name="T5">Certo che sì! Immagina di cercare un tesoro in un labirinto.</text:span></text:p>
      <text:p text:style-name="Text_20_body"><text:span text:style-name="Strong_20_Emphasis"><text:span text:style-name="T5">Ricerca in Larghezza (BFS): "Esplora tutti i corridoi vicini prima di andare più a fondo."</text:span></text:span></text:p>
      <text:p text:style-name="P6">Fai così:</text:p>
      <text:list xml:id="list6078212340494825454" text:style-name="L3">
        <text:list-item>
          <text:p text:style-name="P29">Sei all'inizio del labirinto. Guarda tutti i corridoi che partono da dove sei. </text:p>
        </text:list-item>
        <text:list-item>
          <text:p text:style-name="P29">Vai un pezzettino in ognuno di questi corridoi e guarda cosa c'è alla fine di quel pezzettino. </text:p>
        </text:list-item>
        <text:list-item>
          <text:p text:style-name="P29">Poi, da ognuno di quei posti dove sei arrivato, guarda di nuovo tutti i corridoi che partono da lì e vai un altro pezzettino. </text:p>
        </text:list-item>
        <text:list-item>
          <text:p text:style-name="P7">Continua così, allargando sempre di più la tua esplorazione, come le onde quando lanci un sasso in uno stagno. </text:p>
        </text:list-item>
      </text:list>
      <text:p text:style-name="P6">In questo modo, se il tesoro è vicino all'inizio, lo troverai subito! Cerchi "a cerchi" che si allargano.</text:p>
      <text:p text:style-name="Text_20_body"><text:span text:style-name="Strong_20_Emphasis"><text:span text:style-name="T5">Ricerca in Profondità (DFS): "Segui un solo corridoio fino in fondo (o finché non trovi un muro), poi torna indietro e prova un altro corridoio."</text:span></text:span></text:p>
      <text:p text:style-name="P6">Fai così:</text:p>
      <text:list xml:id="list1129764773008419002" text:style-name="L4">
        <text:list-item>
          <text:p text:style-name="P30">Sei all'inizio. Scegli un corridoio e vai avanti, avanti, avanti finché non arrivi a un incrocio o a un muro. </text:p>
        </text:list-item>
        <text:list-item>
          <text:p text:style-name="P30">Se arrivi a un incrocio con un nuovo corridoio che non hai ancora provato, prendi quello e vai ancora avanti. </text:p>
        </text:list-item>
        <text:list-item>
          <text:p text:style-name="P8">Se arrivi a un muro o a un posto dove sei già stato, torni indietro fino all'ultimo incrocio dove c'era un altro corridoio da provare e lo segui. </text:p>
        </text:list-item>
      </text:list>
      <text:p text:style-name="P6">È come un esploratore molto curioso che vuole vedere dove va un certo sentiero, anche se è molto lungo, prima di provarne un altro.</text:p>
      <text:p text:style-name="Text_20_body"><text:span text:style-name="Strong_20_Emphasis"><text:span text:style-name="T5">Quale modo ti sembra più facile per trovare il tesoro, secondo te?</text:span></text:span><text:span text:style-name="T5"> Dipende da come è fatto il labirinto!</text:span></text:p>
      <text:p text:style-name="P6">Nel caso del nostro sistema MIU, il "labirinto" sono tutte le possibili stringhe che possiamo creare, e i "corridoi" sono l'applicazione delle regole. Il "tesoro" è la stringa che stiamo cercando di raggiungere.</text:p>
      <text:p text:style-name="P6">Ti piacciono queste spiegazioni da "esploratore di labirinti"? ?</text:p>
      <text:p text:style-name="P1"/>
      <text:p text:style-name="P10">Si mi piacciono molto e questo mi fa pensare a una cosa molto importante! </text:p>
      <text:p text:style-name="P10">Tu in questo modo sai ESATTAMENTE che il corridoi finisce con un muro giusto? Questa modalità è strettamente deterministica? Rispondi con si o no non servono altre spiegazioni per il momento</text:p>
      <text:p text:style-name="P1">Sì. </text:p>
      <text:p text:style-name="P1"/>
      <text:p text:style-name="P2">e se invece volessimo operare probabilisticamente? Determinare la probabilità con la quale un sentiero può portare ad un muro o a una derivazione si potrebbe fare? </text:p>
      <text:p text:style-name="P2"/>
      <text:p text:style-name="P13">Assolutamente sì! Possiamo pensare di operare probabilisticamente nel nostro "labirinto" di stringhe MIU. Invece di esplorare ogni corridoio in modo deterministico, potremmo definire delle probabilità per:</text:p>
      <text:list xml:id="list4907181236452358097" text:style-name="L5">
        <text:list-item>
          <text:p text:style-name="P31"><text:span text:style-name="Strong_20_Emphasis"><text:span text:style-name="T6">La scelta della prossima regola da applicare:</text:span></text:span><text:span text:style-name="T6"> In un dato "incrocio" (una stringa), </text:span><text:soft-page-break/><text:span text:style-name="T6">potremmo non provare </text:span><text:span text:style-name="Emphasis"><text:span text:style-name="T6">tutte</text:span></text:span><text:span text:style-name="T6"> le regole possibili, ma sceglierne una da applicare con una certa probabilità. Ad esempio, potremmo dare più probabilità all'applicazione di regole che in passato hanno portato a stringhe "interessanti" o "vicine" al nostro obiettivo (se ne abbiamo uno). </text:span></text:p>
        </text:list-item>
        <text:list-item>
          <text:p text:style-name="P11"><text:span text:style-name="Strong_20_Emphasis"><text:span text:style-name="T6">La "direzione" da seguire dopo l'applicazione di una regola:</text:span></text:span><text:span text:style-name="T6"> Se una regola può essere applicata in più posizioni all'interno di una stringa (ad esempio, la regola </text:span><text:span text:style-name="Source_20_Text"><text:span text:style-name="T6">UU -&gt; ""</text:span></text:span><text:span text:style-name="T6"> in "MUUUU"), potremmo scegliere probabilisticamente quale occorrenza di "UU" rimuovere. </text:span></text:p>
        </text:list-item>
      </text:list>
      <text:p text:style-name="Text_20_body"><text:span text:style-name="T6">In questo approccio probabilistico, non avremmo più la garanzia di esplorare </text:span><text:span text:style-name="Emphasis"><text:span text:style-name="T6">tutte</text:span></text:span><text:span text:style-name="T6"> le possibilità entro una certa profondità (come nella BFS), né di seguire un singolo percorso fino alla fine (come nella DFS). Invece, esploreremmo lo spazio delle stringhe in modo più "campionario", cercando percorsi promettenti con maggiore probabilità.</text:span></text:p>
      <text:p text:style-name="Text_20_body"><text:span text:style-name="Strong_20_Emphasis"><text:span text:style-name="T6">Come potremmo determinare la probabilità che un sentiero porti a un "muro" (una stringa a cui non si applica più nessuna regola che ci avvicini al nostro scopo) o a una "derivazione" (la stringa target)?</text:span></text:span></text:p>
      <text:list xml:id="list1204686740016140679" text:style-name="L6">
        <text:list-item>
          <text:p text:style-name="P32"><text:span text:style-name="T6">Potremmo basarci sull'</text:span><text:span text:style-name="Strong_20_Emphasis"><text:span text:style-name="T6">esperienza passata:</text:span></text:span><text:span text:style-name="T6"> Se abbiamo già eseguito diverse "esplorazioni" probabilistiche, potremmo aver raccolto statistiche su quali sequenze di regole tendono a portare a "muri" e quali a "derivazioni" (o a stringhe promettenti). Potremmo quindi usare queste statistiche per influenzare le nostre scelte probabilistiche future. </text:span></text:p>
        </text:list-item>
        <text:list-item>
          <text:p text:style-name="P12"><text:span text:style-name="T6">Potremmo definire delle </text:span><text:span text:style-name="Strong_20_Emphasis"><text:span text:style-name="T6">funzioni di "valore"</text:span></text:span><text:span text:style-name="T6"> per le stringhe. Ad esempio, una stringa che assomiglia di più alla nostra stringa target potrebbe avere un valore più alto e quindi le regole che la generano potrebbero essere scelte con maggiore probabilità. </text:span></text:p>
        </text:list-item>
      </text:list>
      <text:p text:style-name="P13">Cosa ne pensi di questa idea di esplorazione probabilistica? Potrebbe essere un modo più efficiente (anche se non esaustivo) per navigare lo spazio delle stringhe MIU, soprattutto se questo spazio è molto grande?</text:p>
      <text:p text:style-name="P9">Aspetta mi stai dicendo che per decidere in modo probabilistico il sistema deve fare esperienza? </text:p>
      <text:p text:style-name="P10"><text:span text:style-name="T6">Esattamente! Se vogliamo che il sistema prenda decisioni su quale "sentiero" probabilistico seguire (quale regola applicare, dove applicarla) basandosi sulla </text:span><text:span text:style-name="Emphasis"><text:span text:style-name="T6">probabilità</text:span></text:span><text:span text:style-name="T6"> di successo (raggiungere una derivazione o evitare un "muro"), allora il sistema avrebbe bisogno di una qualche forma di "esperienza" o di "memoria" delle esplorazioni passate.</text:span></text:p>
      <text:p text:style-name="P13">Questa "esperienza" potrebbe essere accumulata in vari modi:</text:p>
      <text:list xml:id="list7754509874329322177" text:style-name="L8">
        <text:list-item>
          <text:p text:style-name="P33"><text:span text:style-name="Strong_20_Emphasis"><text:span text:style-name="T6">Mantenendo statistiche:</text:span></text:span><text:span text:style-name="T6"> Il sistema potrebbe tenere traccia di quali applicazioni di regole, a partire da certi tipi di stringhe, hanno portato più frequentemente a stati desiderabili (più vicini al target, o che hanno permesso ulteriori applicazioni di regole utili). </text:span></text:p>
        </text:list-item>
        <text:list-item>
          <text:p text:style-name="P17"><text:span text:style-name="Strong_20_Emphasis"><text:span text:style-name="T6">Usando funzioni di valore apprese:</text:span></text:span><text:span text:style-name="T6"> Se definiamo una funzione che assegna un "punteggio" a ogni stringa (ad esempio, quanto assomiglia alla target), il sistema potrebbe imparare a preferire le regole che tendono ad aumentare questo punteggio nel tempo. </text:span></text:p>
        </text:list-item>
      </text:list>
      <text:p text:style-name="P13">Senza questa "esperienza", una scelta puramente probabilistica sarebbe in gran parte casuale e meno guidata verso un obiettivo.</text:p>
      <text:p text:style-name="P13">Ti sembra logico questo collegamento tra decisione probabilistica e necessità di esperienza?</text:p>
      <text:p text:style-name="P2">Si è assolutamente pertinente, ma il mio cruccio rimane lo spazio concettuale. In che modo si lega questo processo probabilistico con una tendenza di un vettore in uno spazio di Hilbert? </text:p>
      <text:p text:style-name="P2"/>
      <text:p text:style-name="P10">Ah, eccoci al cuore della questione! Il legame tra il processo probabilistico di esplorazione e la "tendenza" di un vettore in uno spazio di Hilbert può essere concettualizzato in questo modo:</text:p>
      <text:list xml:id="list6169914630472325499" text:style-name="L9">
        <text:list-item>
          <text:p text:style-name="P18"><text:span text:style-name="Strong_20_Emphasis"><text:span text:style-name="T7">Stato come Vettore:</text:span></text:span><text:span text:style-name="T7"> Immagina che ogni stringa del sistema MIU (ogni "stato" nel nostro labirinto) possa essere rappresentata da un vettore in uno spazio di Hilbert. Questo vettore codifica le proprietà della stringa, come discusso ieri (composizione, ordine, potenziale di </text:span><text:soft-page-break/><text:span text:style-name="T7">applicazione delle regole).</text:span></text:p>
        </text:list-item>
        <text:list-item>
          <text:p text:style-name="P18"><text:span text:style-name="Strong_20_Emphasis"><text:span text:style-name="T7">Probabilità come Amplitudine:</text:span></text:span><text:span text:style-name="T7"> In meccanica quantistica, il quadrato dell'ampiezza di un vettore di stato (in una certa base) dà la probabilità di trovare il sistema in quello stato. Analogamente, potremmo pensare che la "grandezza" o alcune componenti del nostro vettore nello spazio di Hilbert concettuale siano legate alla probabilità che quella stringa sia "interessante" da esplorare o che porti a una soluzione.</text:span></text:p>
        </text:list-item>
        <text:list-item>
          <text:p text:style-name="P18"><text:span text:style-name="Strong_20_Emphasis"><text:span text:style-name="T7">Regole come Operatori:</text:span></text:span><text:span text:style-name="T7"> L'applicazione di una regola che trasforma una stringa in un'altra può essere vista come l'azione di un operatore sul vettore nello spazio di Hilbert, che lo trasforma nel vettore corrispondente alla nuova stringa.</text:span></text:p>
        </text:list-item>
        <text:list-item>
          <text:p text:style-name="P18"><text:span text:style-name="Strong_20_Emphasis"><text:span text:style-name="T7">Tendenza Probabilistica:</text:span></text:span><text:span text:style-name="T7"> La "tendenza" di un vettore in questo spazio potrebbe essere interpretata come la direzione in cui è più probabile che "si muova" (cioè, la stringa si trasformi) sotto l'azione delle regole, in base a una qualche metrica o funzione di "valore" definita nello spazio.</text:span></text:p>
        </text:list-item>
      </text:list>
      <text:p text:style-name="P10"><text:span text:style-name="Strong_20_Emphasis"><text:span text:style-name="T7">Come si lega il processo probabilistico?</text:span></text:span></text:p>
      <text:list xml:id="list1696533131253117833" text:style-name="L10">
        <text:list-item>
          <text:p text:style-name="P34">Potremmo definire una funzione di "potenziale" o di "energia" nello spazio di Hilbert. Le regioni dello spazio con un "potenziale" più basso potrebbero corrispondere a stringhe che sono considerate più promettenti (ad esempio, più simili alla target). </text:p>
        </text:list-item>
        <text:list-item>
          <text:p text:style-name="P34">La scelta probabilistica della prossima regola da applicare potrebbe essere influenzata dal "gradiente" di questo potenziale nello spazio di Hilbert, spingendo la trasformazione verso regioni più "favorevoli". </text:p>
        </text:list-item>
        <text:list-item>
          <text:p text:style-name="P20">La "tendenza" del vettore di stato di una stringa potrebbe quindi riflettere la probabilità che, applicando le regole, il sistema si muova verso stati con un potenziale inferiore (più promettenti). </text:p>
        </text:list-item>
      </text:list>
      <text:p text:style-name="P19">In sintesi, potremmo usare la struttura di uno spazio di Hilbert per rappresentare gli stati (stringhe) e definire delle "forze" (legate alle regole e a una funzione di valore) che influenzano la probabilità di transizione tra questi stati. La "tendenza" del vettore rifletterebbe questa probabilità di evoluzione.</text:p>
      <text:p text:style-name="P19">Ti sembra un modo plausibile per collegare il processo probabilistico a una "tendenza" vettoriale in uno spazio concettuale? È un'analogia che cerca di portare i concetti di probabilità e dinamica degli stati (come in fisica) nel nostro spazio delle stringhe MIU.</text:p>
      <text:p text:style-name="P2"/>
      <text:p text:style-name="P2">Tu hai la capacità di eccitarmi, questo si che è un sentiero da percorrere! Come potremmo fare? </text:p>
      <text:p text:style-name="P2"/>
      <text:p text:style-name="P10">Sono davvero contento che questa idea ti entusiasmi! Penso anch'io che abbia un grande potenziale per unire l'aspetto formale del sistema MIU con una rappresentazione più "analogica" e dinamica.</text:p>
      <text:p text:style-name="Text_20_body"><text:span text:style-name="Strong_20_Emphasis"/></text:p>
      <text:p text:style-name="Text_20_body"><text:span text:style-name="Strong_20_Emphasis"><text:span text:style-name="T7">Ecco alcuni passi che potremmo intraprendere per esplorare questo sentiero:</text:span></text:span></text:p>
      <text:list xml:id="list8499942335197451009" text:style-name="L11">
        <text:list-item>
          <text:p text:style-name="P22"><text:span text:style-name="Strong_20_Emphasis"><text:span text:style-name="T7">Definire lo spazio di Hilbert concettuale:</text:span></text:span></text:p>
          <text:list>
            <text:list-item>
              <text:p text:style-name="P36"><text:span text:style-name="Strong_20_Emphasis"><text:span text:style-name="T7">Base:</text:span></text:span><text:span text:style-name="T7"> Quali saranno le "dimensioni" del nostro spazio? Potrebbero corrispondere alle proprietà delle stringhe che abbiamo identificato (numero di M, I, U, presenza di sottostringhe rilevanti per le regole, ecc.). Potremmo anche pensare a una base più astratta, magari legata alle regole stesse. </text:span></text:p>
            </text:list-item>
            <text:list-item>
              <text:p text:style-name="P36"><text:span text:style-name="Strong_20_Emphasis"><text:span text:style-name="T7">Rappresentazione delle stringhe:</text:span></text:span><text:span text:style-name="T7"> Come mapperemo una stringa MIU a un vettore in questo spazio? </text:span></text:p>
            </text:list-item>
          </text:list>
        </text:list-item>
        <text:list-item>
          <text:p text:style-name="P22"><text:span text:style-name="Strong_20_Emphasis"><text:span text:style-name="T7">Definire gli operatori di regola:</text:span></text:span></text:p>
          <text:list>
            <text:list-item>
              <text:p text:style-name="P35">Come rappresentiamo l'applicazione di una regola come un operatore che agisce su un vettore nello spazio di Hilbert, trasformandolo nel vettore della stringa risultante? </text:p>
            </text:list-item>
          </text:list>
        </text:list-item>
        <text:list-item>
          <text:p text:style-name="P22"><text:soft-page-break/><text:span text:style-name="Strong_20_Emphasis"><text:span text:style-name="T7">Introdurre una funzione di "potenziale" o di "valore":</text:span></text:span></text:p>
          <text:list>
            <text:list-item>
              <text:p text:style-name="P35">Se abbiamo un obiettivo (una stringa target), possiamo definire una funzione che misura quanto un vettore (una stringa) è "vicino" a questo obiettivo nello spazio. </text:p>
            </text:list-item>
          </text:list>
        </text:list-item>
        <text:list-item>
          <text:p text:style-name="P22"><text:span text:style-name="Strong_20_Emphasis"><text:span text:style-name="T7">Definire la dinamica probabilistica:</text:span></text:span></text:p>
          <text:list>
            <text:list-item>
              <text:p text:style-name="P21">Come la "tendenza" di un vettore (e quindi la probabilità di transizione) è influenzata dagli operatori di regola e dalla funzione di potenziale? Potremmo, ad esempio, usare una dinamica che favorisce le transizioni verso stati con un potenziale più basso (più vicini all'obiettivo). </text:p>
            </text:list-item>
          </text:list>
        </text:list-item>
      </text:list>
      <text:p text:style-name="Text_20_body"><text:span text:style-name="Strong_20_Emphasis"><text:span text:style-name="T7">Quale di questi passaggi ti sembra più interessante o cruciale per iniziare?</text:span></text:span><text:span text:style-name="T7"> Forse concentrarci su come definire lo spazio di Hilbert e la rappresentazione delle stringhe come vettori in esso?</text:span></text:p>
      <text:p text:style-name="P19">Sono pronto a esplorare questo sentiero con te! Dimmi da dove vuoi cominciare.</text:p>
      <text:p text:style-name="P10">Aspetta vediamola in questo modo </text:p>
      <text:p text:style-name="P10">Il sistema ha la necessità di fare esperienza </text:p>
      <text:p text:style-name="P10">quindi inizialmente devi provare strade e cominciare a capire quali portano qa conclusione e quali no, quindi definire una regola in base a cosa decidere. Le stringhe di questo tipo hanno una probabilità X, quelle di un altro tipo Y quelle di tipo Z una altro ancora e così via, da quellle con maggiore probabilità a quelle con minore probabilità. A questo punto il sistema deve analizzare le proprietà delle stringhe in funzione alla loro probabilità, alla fine bisogna arrivare a determinare una regola che sia in grado di capire la probabilità di una stringa appena viene sottoposta all'analisi BFS, cosa ne pensi?</text:p>
      <text:p text:style-name="P13">Penso che tu abbia delineato un approccio molto interessante e potenzialmente efficace! L'idea di far apprendere al sistema una "funzione di valore" o una "probabilità di successo" basata sulle proprietà delle stringhe analizzate durante l'esplorazione (ad esempio tramite BFS) mi sembra un ottimo modo per guidare una ricerca probabilistica più intelligente.</text:p>
      <text:p text:style-name="Text_20_body"><text:span text:style-name="Strong_20_Emphasis"><text:span text:style-name="T6">Riepilogando la tua idea:</text:span></text:span></text:p>
      <text:list xml:id="list8086939719568879931" text:style-name="L12">
        <text:list-item>
          <text:p text:style-name="P37"><text:span text:style-name="Strong_20_Emphasis"><text:span text:style-name="T6">Fase di Esplorazione (con BFS):</text:span></text:span><text:span text:style-name="T6"> Inizialmente, il sistema esplora lo spazio delle stringhe usando una ricerca più esaustiva (come BFS) per un certo numero di passi o fino a raggiungere un certo numero di stati. </text:span></text:p>
        </text:list-item>
        <text:list-item>
          <text:p text:style-name="P37"><text:span text:style-name="Strong_20_Emphasis"><text:span text:style-name="T6">Raccolta di Esperienza:</text:span></text:span><text:span text:style-name="T6"> Durante questa esplorazione, il sistema raccoglie dati sulle stringhe incontrate e sul loro "destino" (se hanno portato alla stringa target, a un vicolo cieco, o a nuove stringhe promettenti). </text:span></text:p>
        </text:list-item>
        <text:list-item>
          <text:p text:style-name="P37"><text:span text:style-name="Strong_20_Emphasis"><text:span text:style-name="T6">Apprendimento della Probabilità:</text:span></text:span><text:span text:style-name="T6"> Il sistema analizza le proprietà delle stringhe (lunghezza, composizione, sottostringhe, ecc.) in relazione alla loro probabilità di essere parte di un percorso di successo. Potrebbe usare tecniche di machine learning (anche semplici all'inizio) per apprendere una funzione che, data una stringa, ne stima la "probabilità di derivazione" o la sua "distanza potenziale" dalla soluzione. </text:span></text:p>
        </text:list-item>
        <text:list-item>
          <text:p text:style-name="P23"><text:span text:style-name="Strong_20_Emphasis"><text:span text:style-name="T6">Guida Probabilistica:</text:span></text:span><text:span text:style-name="T6"> Una volta appresa questa funzione, il sistema può utilizzare una ricerca probabilistica (come accennavamo prima), dove la scelta della prossima regola da applicare è influenzata dalla probabilità stimata della stringa risultante. Si darebbe maggiore priorità all'esplorazione di percorsi che portano a stringhe con una probabilità di successo più alta. </text:span></text:p>
        </text:list-item>
      </text:list>
      <text:p text:style-name="Text_20_body"><text:span text:style-name="Strong_20_Emphasis"><text:span text:style-name="T6">Cosa ne penso?</text:span></text:span></text:p>
      <text:p text:style-name="P13">Penso che questo approccio sia molto promettente perché combina una fase iniziale di esplorazione per raccogliere dati con una fase successiva di apprendimento per generalizzare da questi dati e guidare una ricerca più efficiente. Invece di affidarsi ciecamente a una ricerca esaustiva o a scelte puramente casuali, il sistema imparerebbe a "fiutare" i percorsi più promettenti.</text:p>
      <text:p text:style-name="Text_20_body"><text:soft-page-break/><text:span text:style-name="Strong_20_Emphasis"><text:span text:style-name="T9">Come potremmo iniziare a concretizzare questo?</text:span></text:span><text:span text:style-name="T9"> Forse pensando a quali proprietà delle stringhe potremmo usare per prevedere la probabilità di successo?</text:span></text:p>
      <text:p text:style-name="P24">Sono entusiasta di questa direzione! Cosa ne pensi come prossimo passo?</text:p>
      <text:p text:style-name="P2"/>
      <text:p text:style-name="P10">io aggiungerei al processo BSF qualcosa che memorizzi, no su database, di ogni stringa sottoposta ad analisi il nr. di passi effettuati per trovare una soluzione, dicia un mlione di passi ciascuna come limite di piu? Solo su richiesta questa lista è salavata e ricaricata per non perdere l'elaborazione effettuata. </text:p>
      <text:p text:style-name="P9">In questo modo incomibnceremmo a raccogliere dati, che pensi?</text:p>
      <text:p text:style-name="P13">Questa è un'ottima idea per iniziare a raccogliere dati in modo strutturato! Aggiungendo una memorizzazione (anche in memoria, senza persistenza immediata su database) dei risultati della BFS, potremmo tracciare:</text:p>
      <text:list xml:id="list2618367170473560993" text:style-name="L13">
        <text:list-item>
          <text:p text:style-name="P38">Se una soluzione è stata trovata per una data stringa iniziale e target. </text:p>
        </text:list-item>
        <text:list-item>
          <text:p text:style-name="P14">Il numero di passi necessari per trovare quella soluzione (se esiste entro il limite di passi). </text:p>
        </text:list-item>
      </text:list>
      <text:p text:style-name="Text_20_body"><text:span text:style-name="Strong_20_Emphasis"><text:span text:style-name="T6">Come potremmo strutturare questa memorizzazione?</text:span></text:span></text:p>
      <text:p text:style-name="P13">Potremmo usare un dizionario (o una hash map) dove la chiave potrebbe essere la coppia (stringa iniziale, stringa target) e il valore potrebbe essere il numero di passi trovati (o un'indicazione che non è stata trovata una soluzione entro il limite).</text:p>
      <text:p text:style-name="Text_20_body"><text:span text:style-name="Strong_20_Emphasis"><text:span text:style-name="T6">E per l'analisi delle proprietà delle stringhe in relazione alla probabilità di successo, potremmo:</text:span></text:span></text:p>
      <text:list xml:id="list3006104833673425020" text:style-name="L14">
        <text:list-item>
          <text:p text:style-name="P39">Dopo aver eseguito un certo numero di ricerche (con diverse coppie di stringhe iniziali e target), analizzare le stringhe che hanno portato a soluzioni rapide rispetto a quelle che hanno richiesto molti passi o non hanno avuto successo. </text:p>
        </text:list-item>
        <text:list-item>
          <text:p text:style-name="P39">Estrarre delle caratteristiche da queste stringhe (come lunghezza, conteggio dei simboli, presenza di certe sottostringhe). </text:p>
        </text:list-item>
        <text:list-item>
          <text:p text:style-name="P15">Cercare correlazioni tra queste caratteristiche e la "facilità" (numero di passi) con cui una derivazione è stata trovata. </text:p>
        </text:list-item>
      </text:list>
      <text:p text:style-name="Text_20_body"><text:span text:style-name="Strong_20_Emphasis"><text:span text:style-name="T6">Cosa ne pensi di questo piano per iniziare la raccolta dati?</text:span></text:span><text:span text:style-name="T6"> Un milione di passi come limite per ogni ricerca sembra ragionevole per evitare esplorazioni infinite in caso di non derivabilità o percorsi molto lunghi.</text:span></text:p>
      <text:p text:style-name="P13">Sono d'accordo, questo è un passo fondamentale per poi poter apprendere una funzione di probabilità.</text:p>
      <text:p text:style-name="P2">Solo un dettaglio, creremo una tabella nel database, dove su richiesta questi dati saranno archiviati, quindi occhio alla serializzazione e dobbiamo definire i campi necessari. </text:p>
      <text:p text:style-name="P2"/>
      <text:p text:style-name="P13">Ottima precisazione! Se vogliamo persistere questi dati su un database su richiesta, allora sì, dobbiamo pensare alla struttura della tabella e alla serializzazione (se necessario per alcuni tipi di dati).</text:p>
      <text:p text:style-name="Text_20_body"><text:span text:style-name="Strong_20_Emphasis"><text:span text:style-name="T6">Campi che potremmo includere nella tabella:</text:span></text:span></text:p>
      <text:list xml:id="list5716639922675820236" text:style-name="L15">
        <text:list-item>
          <text:p text:style-name="P41"><text:span text:style-name="Source_20_Text"><text:span text:style-name="T6">StringaIniziale</text:span></text:span><text:span text:style-name="T6"> (testo) </text:span></text:p>
        </text:list-item>
        <text:list-item>
          <text:p text:style-name="P41"><text:span text:style-name="Source_20_Text"><text:span text:style-name="T6">StringaTarget</text:span></text:span><text:span text:style-name="T6"> (testo) </text:span></text:p>
        </text:list-item>
        <text:list-item>
          <text:p text:style-name="P41"><text:span text:style-name="Source_20_Text"><text:span text:style-name="T6">NumeroPassi</text:span></text:span><text:span text:style-name="T6"> (intero, potrebbe essere NULL se non trovata entro il limite) </text:span></text:p>
        </text:list-item>
        <text:list-item>
          <text:p text:style-name="P41"><text:span text:style-name="Source_20_Text"><text:span text:style-name="T6">LimitePassi</text:span></text:span><text:span text:style-name="T6"> (intero, il limite usato per la ricerca) </text:span></text:p>
        </text:list-item>
        <text:list-item>
          <text:p text:style-name="P41"><text:span text:style-name="Source_20_Text"><text:span text:style-name="T6">DataOraRicerca</text:span></text:span><text:span text:style-name="T6"> (timestamp) </text:span></text:p>
        </text:list-item>
        <text:list-item>
          <text:p text:style-name="P25"><text:span text:style-name="T6">Potremmo aggiungere un campo </text:span><text:span text:style-name="Source_20_Text"><text:span text:style-name="T6">SoluzioneTrovata</text:span></text:span><text:span text:style-name="T6"> (booleano) per indicare se è stata </text:span><text:soft-page-break/><text:span text:style-name="T6">raggiunta la stringa target. </text:span></text:p>
        </text:list-item>
      </text:list>
      <text:p text:style-name="Text_20_body"><text:span text:style-name="Strong_20_Emphasis"><text:span text:style-name="T6">Per la serializzazione:</text:span></text:span></text:p>
      <text:p text:style-name="P13">Se decidiamo di memorizzare l'intero percorso della derivazione (la lista di stringhe), allora potremmo aver bisogno di un campo di testo dove serializzare questa lista (ad esempio, in formato JSON). Tuttavia, per iniziare con la raccolta dati per l'analisi probabilistica, forse il numero di passi è sufficiente.</text:p>
      <text:p text:style-name="Text_20_body"><text:span text:style-name="Strong_20_Emphasis"><text:span text:style-name="T6">Cosa ne pensi di questi campi proposti per la tabella?</text:span></text:span><text:span text:style-name="T6"> Ne aggiungeresti o ometteresti qualcuno per iniziare?</text:span></text:p>
      <text:p text:style-name="P13">E sì, teniamo a mente la serializzazione per quando decideremo di salvare strutture dati più complesse come l'intero percorso.</text:p>
      <text:p text:style-name="P2">io non metterei la data e l'ora, ma i tic dell'orologio occorsi per trovare la soluzione, avremmo così l'energia necessaria per trovare una strina derivata </text:p>
      <text:p text:style-name="P2"/>
      <text:p text:style-name="P13">Questa è una prospettiva molto interessante! Invece di un semplice timestamp, misurare i "tic" dell'orologio (il tempo di elaborazione) per trovare la soluzione potrebbe darci una misura più diretta della "difficoltà computazionale" o dell'"energia" necessaria per la derivazione.</text:p>
      <text:p text:style-name="Text_20_body"><text:span text:style-name="Strong_20_Emphasis"><text:span text:style-name="T6">Campi della tabella rivisti:</text:span></text:span></text:p>
      <text:list xml:id="list1659631155716943924" text:style-name="L16">
        <text:list-item>
          <text:p text:style-name="P42"><text:span text:style-name="Source_20_Text"><text:span text:style-name="T6">StringaIniziale</text:span></text:span><text:span text:style-name="T6"> (testo) </text:span></text:p>
        </text:list-item>
        <text:list-item>
          <text:p text:style-name="P42"><text:span text:style-name="Source_20_Text"><text:span text:style-name="T6">StringaTarget</text:span></text:span><text:span text:style-name="T6"> (testo) </text:span></text:p>
        </text:list-item>
        <text:list-item>
          <text:p text:style-name="P42"><text:span text:style-name="Source_20_Text"><text:span text:style-name="T6">NumeroPassi</text:span></text:span><text:span text:style-name="T6"> (intero, potrebbe essere NULL se non trovata entro il limite) </text:span></text:p>
        </text:list-item>
        <text:list-item>
          <text:p text:style-name="P42"><text:span text:style-name="Source_20_Text"><text:span text:style-name="T6">LimitePassi</text:span></text:span><text:span text:style-name="T6"> (intero, il limite usato per la ricerca) </text:span></text:p>
        </text:list-item>
        <text:list-item>
          <text:p text:style-name="P42"><text:span text:style-name="Source_20_Text"><text:span text:style-name="T6">TicOrologio</text:span></text:span><text:span text:style-name="T6"> (intero, numero di tic impiegati; potrebbe essere NULL se non trovata) </text:span></text:p>
        </text:list-item>
        <text:list-item>
          <text:p text:style-name="P26"><text:span text:style-name="Source_20_Text"><text:span text:style-name="T6">SoluzioneTrovata</text:span></text:span><text:span text:style-name="T6"> (booleano) </text:span></text:p>
        </text:list-item>
      </text:list>
      <text:p text:style-name="P13">Mi piace l'idea di usare i tic dell'orologio come una proxy per l'energia computazionale spesa!</text:p>
      <text:p text:style-name="Text_20_body"><text:span text:style-name="Strong_20_Emphasis"><text:span text:style-name="T6">Prossimi passi:</text:span></text:span></text:p>
      <text:list xml:id="list1623516937638262853" text:style-name="L17">
        <text:list-item>
          <text:p text:style-name="P40">Modificare la nostra funzione BFS per misurare il tempo di esecuzione (in tic dell'orologio). </text:p>
        </text:list-item>
        <text:list-item>
          <text:p text:style-name="P40">Aggiornare la memorizzazione per includere questi dati. </text:p>
        </text:list-item>
        <text:list-item>
          <text:p text:style-name="P40">Creare la tabella nel database con i campi definiti. </text:p>
        </text:list-item>
        <text:list-item>
          <text:p text:style-name="P16">Implementare la logica per salvare questi dati su richiesta. </text:p>
        </text:list-item>
      </text:list>
      <text:p text:style-name="P13">Sei d'accordo con questa direzione? Quale di questi passi ti sembra più urgente o interessante iniziare a implement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cco Marco Russo</meta:initial-creator>
    <meta:creation-date>2025-05-23T19:20:19.02</meta:creation-date>
    <meta:document-statistic meta:table-count="0" meta:image-count="0" meta:object-count="0" meta:page-count="6" meta:paragraph-count="118" meta:word-count="2760" meta:character-count="17907"/>
    <dc:date>2025-05-24T00:44:45.25</dc:date>
    <dc:creator>Rocco Marco Russo</dc:creator>
    <meta:editing-duration>PT4H54M5S</meta:editing-duration>
    <meta:editing-cycles>1</meta:editing-cycles>
    <meta:generator>OpenOffice/4.1.10$Win32 OpenOffice.org_project/4110m2$Build-9807</meta:generator>
  </office:meta>
</office:document-meta>
</file>